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3c2a" officeooo:paragraph-rsid="00123c2a"/>
    </style:style>
    <style:style style:name="P2" style:family="paragraph" style:parent-style-name="Standard">
      <style:text-properties officeooo:rsid="00140fb4" officeooo:paragraph-rsid="00140fb4"/>
    </style:style>
    <style:style style:name="P3" style:family="paragraph" style:parent-style-name="Standard">
      <style:text-properties officeooo:paragraph-rsid="00140fb4"/>
    </style:style>
    <style:style style:name="P4" style:family="paragraph" style:parent-style-name="Standard" style:list-style-name="L1">
      <style:text-properties officeooo:rsid="00140fb4" officeooo:paragraph-rsid="00140fb4"/>
    </style:style>
    <style:style style:name="P5" style:family="paragraph" style:parent-style-name="Standard">
      <style:text-properties officeooo:rsid="0014e266" officeooo:paragraph-rsid="0014e266"/>
    </style:style>
    <style:style style:name="P6" style:family="paragraph" style:parent-style-name="Standard" style:list-style-name="L2">
      <style:text-properties officeooo:rsid="0014e266" officeooo:paragraph-rsid="0014e266"/>
    </style:style>
    <style:style style:name="P7" style:family="paragraph" style:parent-style-name="Standard">
      <style:text-properties officeooo:rsid="001728e3" officeooo:paragraph-rsid="001728e3"/>
    </style:style>
    <style:style style:name="P8" style:family="paragraph" style:parent-style-name="Standard" style:list-style-name="L2">
      <style:text-properties officeooo:rsid="001728e3" officeooo:paragraph-rsid="001728e3"/>
    </style:style>
    <style:style style:name="P9" style:family="paragraph" style:parent-style-name="Standard">
      <style:text-properties officeooo:rsid="0019b39f" officeooo:paragraph-rsid="0019b39f"/>
    </style:style>
    <style:style style:name="P10" style:family="paragraph" style:parent-style-name="Standard" style:list-style-name="L3">
      <style:text-properties officeooo:rsid="001cb278" officeooo:paragraph-rsid="001cb278"/>
    </style:style>
    <style:style style:name="P11" style:family="paragraph" style:parent-style-name="Standard" style:list-style-name="L3">
      <style:text-properties officeooo:rsid="001e1a01" officeooo:paragraph-rsid="001e1a01"/>
    </style:style>
    <style:style style:name="P12" style:family="paragraph" style:parent-style-name="Standard" style:list-style-name="L3">
      <style:text-properties officeooo:rsid="001ea356" officeooo:paragraph-rsid="001ea356"/>
    </style:style>
    <style:style style:name="P13" style:family="paragraph" style:parent-style-name="Standard" style:list-style-name="L3">
      <style:text-properties officeooo:rsid="00215ff5" officeooo:paragraph-rsid="00215ff5"/>
    </style:style>
    <style:style style:name="P14" style:family="paragraph" style:parent-style-name="Standard">
      <style:text-properties officeooo:rsid="00215ff5" officeooo:paragraph-rsid="00215ff5"/>
    </style:style>
    <style:style style:name="P15" style:family="paragraph" style:parent-style-name="Standard">
      <style:text-properties officeooo:rsid="002423ea" officeooo:paragraph-rsid="002423ea"/>
    </style:style>
    <style:style style:name="P16" style:family="paragraph" style:parent-style-name="Standard" style:list-style-name="L4">
      <style:text-properties officeooo:rsid="002423ea" officeooo:paragraph-rsid="002423ea"/>
    </style:style>
    <style:style style:name="P17" style:family="paragraph" style:parent-style-name="Standard" style:list-style-name="L3">
      <style:text-properties officeooo:rsid="00253fa0" officeooo:paragraph-rsid="00253fa0"/>
    </style:style>
    <style:style style:name="P18" style:family="paragraph" style:parent-style-name="Standard" style:list-style-name="L4">
      <style:text-properties officeooo:rsid="00266bc1" officeooo:paragraph-rsid="00266bc1"/>
    </style:style>
    <style:style style:name="P19" style:family="paragraph" style:parent-style-name="Standard">
      <style:text-properties officeooo:rsid="00266bc1" officeooo:paragraph-rsid="00266bc1"/>
    </style:style>
    <style:style style:name="T1" style:family="text">
      <style:text-properties officeooo:rsid="0012f9a5"/>
    </style:style>
    <style:style style:name="T2" style:family="text">
      <style:text-properties officeooo:rsid="0018ac34"/>
    </style:style>
    <style:style style:name="T3" style:family="text">
      <style:text-properties officeooo:rsid="001e1a0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oficial do git <text:span text:style-name="T1">(tem toda a documentação e links):</text:span></text:p>
      <text:p text:style-name="P1"><text:a xlink:type="simple" xlink:href="https://git-scm.com/" text:style-name="Internet_20_link" text:visited-style-name="Visited_20_Internet_20_Link">https://git-scm.com</text:a></text:p>
      <text:p text:style-name="P1"/>
      <text:p text:style-name="P2">Instalação linux:</text:p>
      <text:list xml:id="list1974544902" text:style-name="L1">
        <text:list-item>
          <text:p text:style-name="P4">comando terminal: sudo apt-get install git</text:p>
        </text:list-item>
      </text:list>
      <text:p text:style-name="P3"/>
      <text:p text:style-name="P5">Configuração <text:span text:style-name="T2">inicial </text:span>do git:</text:p>
      <text:list xml:id="list2048813861" text:style-name="L2">
        <text:list-item>
          <text:p text:style-name="P6">identificar o nome do usuário git: git config --global user.name “Filipe Lopes”</text:p>
        </text:list-item>
        <text:list-item>
          <text:p text:style-name="P6">identificar o e-mail do usuário git: git config --global user.email <text:a xlink:type="simple" xlink:href="mailto:lopes.filiper@gmail.com" text:style-name="Internet_20_link" text:visited-style-name="Visited_20_Internet_20_Link">lopes.filiper@gmail.com</text:a></text:p>
        </text:list-item>
        <text:list-item>
          <text:p text:style-name="P8">verificar o usuário configurado no git: git config –list</text:p>
        </text:list-item>
      </text:list>
      <text:p text:style-name="P7"/>
      <text:p text:style-name="P9"><text:span text:style-name="T3">Trabalhando com r</text:span>epositório:</text:p>
      <text:list xml:id="list3384494160" text:style-name="L3">
        <text:list-item>
          <text:p text:style-name="P10">inicia um repositório git dentro da pasta indicada e passa a rastrear: git init</text:p>
        </text:list-item>
        <text:list-item>
          <text:p text:style-name="P11">verifica o status dos arquivos dentro da pasta: git status</text:p>
        </text:list-item>
        <text:list-item>
          <text:p text:style-name="P12">apagar um repositório: rm -rf .git</text:p>
        </text:list-item>
        <text:list-item>
          <text:p text:style-name="P13">adicionar arquivo para o git passar a monitorar: git add nomeDoArquivo</text:p>
        </text:list-item>
        <text:list-item>
          <text:p text:style-name="P17">adicionar todos os arquivos para o git monitorar: git add .</text:p>
        </text:list-item>
      </text:list>
      <text:p text:style-name="P14"/>
      <text:p text:style-name="P15">Comandos básicos:</text:p>
      <text:list xml:id="list3948103352" text:style-name="L4">
        <text:list-item>
          <text:p text:style-name="P16">faz um commit das alterações: git commit -m “mensagem”</text:p>
        </text:list-item>
        <text:list-item>
          <text:p text:style-name="P18">verificar os logs de atualizações: git log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1:04:03.778833429</meta:creation-date>
    <dc:date>2022-01-18T11:43:34.744975539</dc:date>
    <meta:editing-duration>PT38M12S</meta:editing-duration>
    <meta:editing-cycles>18</meta:editing-cycles>
    <meta:generator>LibreOffice/7.2.3.2$Linux_X86_64 LibreOffice_project/20$Build-2</meta:generator>
    <meta:document-statistic meta:table-count="0" meta:image-count="0" meta:object-count="0" meta:page-count="1" meta:paragraph-count="17" meta:word-count="141" meta:character-count="838" meta:non-whitespace-character-count="727"/>
  </office:meta>
</office:document-meta>
</file>